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0.6634in"/>
    </style:style>
    <style:style style:name="co4" style:family="table-column">
      <style:table-column-properties fo:break-before="auto" style:column-width="5.35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fo:border-bottom="none" fo:border-left="none" fo:border-right="none" fo:border-top="0.06pt solid #000000"/>
    </style:style>
  </office:automatic-styles>
  <office:body>
    <office:spreadsheet>
      <table:table table:name="Parts &amp; Pr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ary Cooper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Item</text:p>
          </table:table-cell>
          <table:table-cell table:style-name="ce4" office:value-type="string" calcext:value-type="string">
            <text:p>Price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ega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" table:formula="of:=[.C3]*[.A3]" office:value-type="currency" office:currency="USD" office:value="10" calcext:value-type="currency">
            <text:p>$10.0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nsor Shiel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" table:formula="of:=[.C4]*[.A4]" office:value-type="currency" office:currency="USD" office:value="10" calcext:value-type="currency">
            <text:p>$10.00</text:p>
          </table:table-cell>
          <table:table-cell office:value-type="string" calcext:value-type="string">
            <text:p><text:a xlink:href="https://hobbyking.com/en_us/kingduino-compatible-sensor-shield-v2-0.html" xlink:type="simple">https://hobbyking.com/en_us/kingduino-compatible-sensor-shield-v2-0.html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dio link</text:p>
          </table:table-cell>
          <table:table-cell office:value-type="currency" office:currency="USD" office:value="32.67" calcext:value-type="currency">
            <text:p>$32.67</text:p>
          </table:table-cell>
          <table:table-cell table:style-name="ce3" table:formula="of:=[.C5]*[.A5]" office:value-type="currency" office:currency="USD" office:value="32.67" calcext:value-type="currency">
            <text:p>$32.67</text:p>
          </table:table-cell>
          <table:table-cell office:value-type="string" calcext:value-type="string">
            <text:p><text:a xlink:href="https://hobbyking.com/en_us/hkpilot-transceiver-telemetry-radio-set-v2-915mhz.html" xlink:type="simple">https://hobbyking.com/en_us/hkpilot-transceiver-telemetry-radio-set-v2-915mhz.html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elay board</text:p>
          </table:table-cell>
          <table:table-cell office:value-type="currency" office:currency="USD" office:value="8" calcext:value-type="currency">
            <text:p>$8.00</text:p>
          </table:table-cell>
          <table:table-cell table:style-name="ce3" table:formula="of:=[.C6]*[.A6]" office:value-type="currency" office:currency="USD" office:value="8" calcext:value-type="currency">
            <text:p>$8.00</text:p>
          </table:table-cell>
          <table:table-cell office:value-type="string" calcext:value-type="string">
            <text:p><text:a xlink:href="https://hobbyking.com/en_us/kingduino-2-way-relay.html" xlink:type="simple">https://hobbyking.com/en_us/kingduino-2-way-relay.html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ce3" table:formula="of:=[.C7]*[.A7]" office:value-type="currency" office:currency="USD" office:value="15" calcext:value-type="currency">
            <text:p>$15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gnetic Door Switches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3" table:formula="of:=[.C8]*[.A8]" office:value-type="currency" office:currency="US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ker Wire</text:p>
          </table:table-cell>
          <table:table-cell office:value-type="currency" office:currency="USD" office:value="20" calcext:value-type="currency">
            <text:p>$20.00</text:p>
          </table:table-cell>
          <table:table-cell table:style-name="ce3" table:formula="of:=[.C9]*[.A9]" office:value-type="currency" office:currency="USD" office:value="20" calcext:value-type="currency">
            <text:p>$2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minal Blocks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3" table:formula="of:=[.C10]*[.A10]" office:value-type="currency" office:currency="USD" office:value="4" calcext:value-type="currency">
            <text:p>$4.00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3:.D10])" office:value-type="currency" office:currency="USD" office:value="101.67" calcext:value-type="currency">
            <text:p>$101.6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4:14:09.822763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2:58:10.329004925</meta:creation-date>
    <dc:date>2017-01-16T14:15:19.590567305</dc:date>
    <meta:editing-duration>PT36M42S</meta:editing-duration>
    <meta:editing-cycles>8</meta:editing-cycles>
    <meta:generator>LibreOffice/4.2.8.2$Linux_X86_64 LibreOffice_project/420m0$Build-2</meta:generator>
    <meta:document-statistic meta:table-count="1" meta:cell-count="42" meta:object-count="0"/>
  </office:meta>
</office:document-meta>
</file>